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igration to Python3 in Fin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usage in RRZ</text:p>
              </text:list-item>
              <text:list-item>
                <text:p>Software migration and strategies</text:p>
              </text:list-item>
              <text:list-item>
                <text:p>Python 3 migration in general</text:p>
              </text:list-item>
              <text:list-item>
                <text:p>How we really did it (including graphs)</text:p>
              </text:list-item>
              <text:list-item>
                <text:p>Recommend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ython in the RRZ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 the RR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 service provider</text:p>
              </text:list-item>
              <text:list-item>
                <text:p>Offers high-availability and secure IT infrastructure</text:p>
              </text:list-item>
              <text:list-item>
                <text:p>Roots in banking, active since 1975</text:p>
              </text:list-item>
              <text:list-item>
                <text:p><text:a xlink:href="https://www.rrz.co.at/" xlink:type="simple">https://www.rrz.co.at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thon U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use since 2006 for in house tools (initially Jython)</text:p>
              </text:list-item>
              <text:list-item>
                <text:p>Business critical applications since 2010</text:p>
              </text:list-item>
              <text:list-item>
                <text:p>Application areas</text:p>
                <text:list>
                  <text:list-item>
                    <text:p>Prepare unstructured or obscure data (VSAM, EBCDIC)</text:p>
                  </text:list-item>
                  <text:list-item>
                    <text:p>Cleanup and convert data (e.g. remove characters other applications cannot process)<text:tab/></text:p>
                  </text:list-item>
                  <text:list-item>
                    <text:p>Split and merge data (CSV, XML)</text:p>
                  </text:list-item>
                  <text:list-item>
                    <text:p>Collect data from web sites (e.g. provided by OeNB, EZB)</text:p>
                  </text:list-item>
                  <text:list-item>
                    <text:p>Actual data processing mostly in SQL → more code</text:p>
                  </text:list-item>
                </text:list>
              </text:list-item>
              <text:list-item>
                <text:p>About 3 regular Python commiters (and some occasional ones)</text:p>
              </text:list-item>
              <text:list-item>
                <text:p>Since recently also for Dev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ython and external pack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ython 2.6</text:p>
              </text:list-item>
              <text:list-item>
                <text:p>Common packages, mostly to process certain kinds of data: lxml, xlrd, …</text:p>
              </text:list-item>
              <text:list-item>
                <text:p>Open sourced own packages: </text:p>
                <text:list>
                  <text:list-item>
                    <text:p>Cutplace – read and validate CSV, PRN etc</text:p>
                  </text:list-item>
                  <text:list-item>
                    <text:p>Loxun – scalable streamed XML writing</text:p>
                  </text:list-item>
                </text:list>
              </text:list-item>
              <text:list-item>
                <text:p>Public domain codec for EBCDIC cp1141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de base to migr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bout 37 KSLOC (according to pygount, excluding comments and empty lines)</text:p>
              </text:list-item>
              <text:list-item>
                <text:p>20K applications</text:p>
              </text:list-item>
              <text:list-item>
                <text:p>9K tools: build process, converters etc</text:p>
              </text:list-item>
              <text:list-item>
                <text:p>5K common functions used by many applications and tools</text:p>
              </text:list-item>
              <text:list-item>
                <text:p>3K unittests (mostly data driven, e.g. processing prepared CSV files); code coverage about 60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 customer demand → Software runs fine with Python 2.6; at best, Python 3 does not change that</text:p>
              </text:list-item>
              <text:list-item>
                <text:p>Development of new features has to continue during migration</text:p>
              </text:list-item>
              <text:list-item>
                <text:p>Mainframe centric environment → Python still considered “suspicious”; obscure data formats (e.g. VSAM) and codec (EBCDIC)</text:p>
              </text:list-item>
              <text:list-item>
                <text:p>Managed binaries due high security demands → developers can’t just install and run new tools (though virtualenv possible)</text:p>
              </text:list-item>
              <text:list-item>
                <text:p>Parallel migration of the core banking system → less COBOL, more PL/1; still Easytrieve and WebFOCUS -_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oftware migration<text:line-break/>and strate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oals</text:p>
                <text:list>
                  <text:list-item>
                    <text:p>Keep existing software “alive” without replacing it by new one</text:p>
                  </text:list-item>
                  <text:list-item>
                    <text:p>Ensure low costs for continued maintenance</text:p>
                  </text:list-item>
                  <text:list-item>
                    <text:p>Ensure it can be extended in future with reasonable ef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fied process <text:line-break/>for software migration (1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Requirements analysis</text:p>
              </text:list-item>
              <text:list-item>
                <text:p>Legacy analysis</text:p>
              </text:list-item>
              <text:list-item>
                <text:p>Target/bridge design</text:p>
              </text:list-item>
              <text:list-item>
                <text:p>Choice of strategy</text:p>
              </text:list-item>
              <text:list-item>
                <text:p>Implementation (transformation)</text:p>
              </text:list-item>
              <text:list-item>
                <text:p>Quality ensurance (testing)</text:p>
              </text:list-item>
              <text:list-item>
                <text:p>Cut-o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migration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Reimplementation</text:span>: rewrite from scratch, keep functionality the same</text:p>
              </text:list-item>
              <text:list-item>
                <text:p><text:span text:style-name="T1">Wrapping</text:span>: preserve internal functions, update only the interfaces so functionality is accessible for more modern systems</text:p>
              </text:list-item>
              <text:list-item>
                <text:p><text:span text:style-name="T1">Conversion</text:span>: modify software so it runs on the new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t-over strateg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Big bang</text:span>: replace old system in one fell swoop</text:p>
              </text:list-item>
              <text:list-item>
                <text:p><text:span text:style-name="T1">Soft</text:span>: gradually replace old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eas of softwar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grams</text:p>
              </text:list-item>
              <text:list-item>
                <text:p>Data</text:p>
              </text:list-item>
              <text:list-item>
                <text:p>User interface</text:p>
              </text:list-item>
              <text:list-item>
                <text:p>Schedu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. Ackermann, A. Winter, R. Gimnich (2005). <text:span text:style-name="T2">Ein Referenz-Prozess der Software Migration</text:span>. Softwaretechnik-Trends 25(4), p. 20-22.</text:p>
              </text:list-item>
              <text:list-item>
                <text:p>Broadie M. &amp; Stonebreaker L. (1995). <text:span text:style-name="T2">Migrating Legacy Systems</text:span>. San Francisco, Kalifornien: Morgan Kaufmann.</text:p>
              </text:list-item>
              <text:list-item>
                <text:p>Sneed H., Wolf, E. &amp; Heilman, H. (2010). <text:span text:style-name="T2">Software-Migration in der Praxis: Übertragung alter Softwaresysteme in eine moderne Umgebung</text:span>. dpunkt Verla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ython 3 migration in gene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strategies<text:tab/>(1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pport only Python 3</text:p>
                <text:list>
                  <text:list-item>
                    <text:p>Fast, easy, clean; use 2to3</text:p>
                  </text:list-item>
                  <text:list-item>
                    <text:p>Limits cut-over strategy to “big bang”</text:p>
                  </text:list-item>
                </text:list>
              </text:list-item>
              <text:list-item>
                <text:p>Version control branches for Python 2 and 3</text:p>
                <text:list>
                  <text:list-item>
                    <text:p>Similar to above but both branches <text:span text:style-name="T3">can be</text:span> maintained in parallel → soft cut-over possible</text:p>
                  </text:list-item>
                  <text:list-item>
                    <text:p>Both branches <text:span text:style-name="T3">have to be</text:span> maintained → additional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strategies<text:tab/>(2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grate 2to3 in build process</text:p>
                <text:list>
                  <text:list-item>
                    <text:p>One code base, soft cut-over</text:p>
                  </text:list-item>
                  <text:list-item>
                    <text:p>Automatic conversion error prone, might require to implement own hairy transformation rules</text:p>
                  </text:list-item>
                </text:list>
              </text:list-item>
              <text:list-item>
                <text:p>Integrate 3to2 in build process: only on theory</text:p>
              </text:list-item>
              <text:list-item>
                <text:p>Single code for both Python 2 and 3</text:p>
                <text:list>
                  <text:list-item>
                    <text:p>One code base, soft cut-over</text:p>
                  </text:list-item>
                  <text:list-item>
                    <text:p>Requires middleware, sometimes “ugly”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ebro, L. (2013). Porting to Python 3: An in-depth guide. CreateSpace Independent Publishing Platform. <text:a xlink:href="http://python3porting.com/" xlink:type="simple">http://python3porting.com/</text:a> </text:p>
              </text:list-item>
              <text:list-item>
                <text:p>Ronacher, A. (2013). Porting to Python 3 Redux. <text:a xlink:href="http://lucumr.pocoo.org/2013/5/21/porting-to-python-3-redux/" xlink:type="simple">http://lucumr.pocoo.org/2013/5/21/porting-to-python-3-redux/</text:a></text:p>
              </text:list-item>
              <text:list-item>
                <text:p>Schofield, E. (2015). <text:span text:style-name="T2">Cheat Sheet: Writing Python 2-3 compatible code</text:span>. Python Charmers Pty Ltd, Australia. <text:a xlink:href="http://python-future.org/compatible_idioms.html" xlink:type="simple">http://python-future.org/compatible_idioms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ow we really did i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: EuroPython 201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There this Python 3 thingy”</text:p>
              </text:list-item>
              <text:list-item>
                <text:p>Nobody really uses it.</text:p>
              </text:list-item>
              <text:list-item>
                <text:p>It doesn’t really work yet.</text:p>
              </text:list-item>
              <text:list-item>
                <text:p>There are still major issues and they are messing around with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2: EuroPython 201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Python 3 is gonna come… eventually”</text:p>
              </text:list-item>
              <text:list-item>
                <text:p>Things are moving and improving</text:p>
              </text:list-item>
              <text:list-item>
                <text:p>People don’t use it but want to use it (kinda)</text:p>
              </text:list-item>
              <text:list-item>
                <text:p>Coffee break talk with one of the SQLAlchemy guys about his experience with using one code for Python 2 and 3</text:p>
              </text:list-item>
              <text:list-item>
                <text:p>Assessment: many of the packages we need do not work with Python 3 y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3: EuroPython 201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ttended talk on “Support Python 2 and Python 3 with the same code” by Stefan Schwarzer <text:a xlink:href="https://www.youtube.com/watch?v=9vNr_ZzZZAk" xlink:type="simple">https://www.youtube.com/watch?v=9vNr_ZzZZAk</text:a></text:p>
              </text:list-item>
              <text:list-item>
                <text:p>Attended Sprint with Stefan and migrated own open source package loxun</text:p>
              </text:list-item>
              <text:list-item>
                <text:p>Experience: make the code work is fairly easy, making the tests work is tedious</text:p>
              </text:list-item>
              <text:list-item>
                <text:p>Take away: Single code strategy seems n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4: Ge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fter EuroPython 2014</text:p>
              </text:list-item>
              <text:list-item>
                <text:p>Created ticket for migration in issue tracker</text:p>
              </text:list-item>
              <text:list-item>
                <text:p>Guideline to use “from __future__” imports in new code → Unicode, absolute imports</text:p>
              </text:list-item>
              <text:list-item>
                <text:p>Created a list of external packages used by our applications and their state concerning Python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5: cutplac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 sourced package to read and validate tabular data:<text:line-break/><text:a xlink:href="https://pypi.python.org/pypi/cutplace" xlink:type="simple">https://pypi.python.org/pypi/cutplace</text:a> </text:p>
              </text:list-item>
              <text:list-item>
                <text:p>“Javaesque” code (my first “real” Python project)</text:p>
              </text:list-item>
              <text:list-item>
                <text:p>Migration as school project</text:p>
              </text:list-item>
              <text:list-item>
                <text:p>Allows to try out tools and approaches</text:p>
              </text:list-item>
              <text:list-item>
                <text:p>Result: cleaner and faster code that works both with Python 2 and 3</text:p>
              </text:list-item>
              <text:list-item>
                <text:p>Critical gap: csv reader and writer → publish csv342: <text:a xlink:href="https://pypi.python.org/pypi/csv342/" xlink:type="simple">https://pypi.python.org/pypi/csv342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6: Migration of core banking st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d 2014</text:p>
              </text:list-item>
              <text:list-item>
                <text:p>Breaks large part of the test suite due new source data models and platform architecture</text:p>
              </text:list-item>
              <text:list-item>
                <text:p>Demands most of available resources</text:p>
              </text:list-item>
              <text:list-item>
                <text:p>Just what we needed -_-</text:p>
              </text:list-item>
              <text:list-item>
                <text:p>Good thing: no real new features planed during banking mig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7: Summer projects 201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mmer intern:</text:p>
                <text:list>
                  <text:list-item>
                    <text:p>makes most of the existing code “from __future__” proof</text:p>
                  </text:list-item>
                  <text:list-item>
                    <text:p>Adds six support for common constructs</text:p>
                  </text:list-item>
                  <text:list-item>
                    <text:p>Migrates optparse to argparse</text:p>
                  </text:list-item>
                </text:list>
              </text:list-item>
              <text:list-item>
                <text:p>Manual tests due test suite by now being mostly useless</text:p>
              </text:list-item>
              <text:list-item>
                <text:p>Experience from cutplace migration turns out to be very help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8: infra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cision: use Anaconda as Python distribution because it already contains many packages we need and many more that might be useful in future</text:p>
              </text:list-item>
              <text:list-item>
                <text:p>Decision: use Pycharm instead of Eclipse+PyDev (better refactoring, svn works out of the box)</text:p>
              </text:list-item>
              <text:list-item>
                <text:p>Setup virtual machine with Anaconda+Pycharm</text:p>
              </text:list-item>
              <text:list-item>
                <text:p>Order managed binary for Anaconda and Pycharm</text:p>
              </text:list-item>
              <text:list-item>
                <text:p>Review current guidelines for Python 2 installations with Ops and mark areas that might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9: complete mi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uring Summer 2016</text:p>
              </text:list-item>
              <text:list-item>
                <text:p>Result: all the code now works both with Python 2 and 3</text:p>
              </text:list-item>
              <text:list-item>
                <text:p>Went pretty smooth</text:p>
              </text:list-item>
              <text:list-item>
                <text:p>Again supported by intern</text:p>
              </text:list-item>
              <text:list-item>
                <text:p>Throw away code you don’t need any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0: update Ops guidel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orkshop with Ops to migrate first server installation to Python 3</text:p>
              </text:list-item>
              <text:list-item>
                <text:p>Update guideline documents accordingly</text:p>
              </text:list-item>
              <text:list-item>
                <text:p>Also migrates from easyinstall/egg to pip/wheel</text:p>
              </text:list-item>
              <text:list-item>
                <text:p>Schedules remained the same, only the path chang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1: go l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ach application has its own server (test and production)</text:p>
              </text:list-item>
              <text:list-item>
                <text:p>Different schedule per application possible</text:p>
              </text:list-item>
              <text:list-item>
                <text:p>Trivial fallback scenario: Python 2 variant is still installed and runnable</text:p>
              </text:list-item>
              <text:list-item>
                <text:p>Risk: migration drags on due lack of actual need → eventually just do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lestone 12: drop Python 2 sup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eaner code</text:p>
              </text:list-item>
              <text:list-item>
                <text:p>Intern makes it happ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3">Graphical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urce code changes</text:p>
          </draw:text-box>
        </draw:frame>
        <draw:frame draw:style-name="gr2" draw:text-style-name="P5" draw:layer="layout" svg:width="23.465cm" svg:height="13.208cm" svg:x="2.286cm" svg:y="4.8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draw:style-name="gr2" draw:text-style-name="P5" draw:layer="layout" svg:width="23.894cm" svg:height="13.437cm" svg:x="2.286cm" svg:y="4.3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urce code size</text:p>
          </draw:text-box>
        </draw:frame>
        <draw:frame draw:style-name="gr2" draw:text-style-name="P5" draw:layer="layout" svg:width="25.25cm" svg:height="14.199cm" svg:x="1.524cm" svg:y="4.34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Recommend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went w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ait until Python 3, tools and external packages mature</text:p>
              </text:list-item>
              <text:list-item>
                <text:p>Use a single code strategy for Python 2 and 3<text:line-break/>→ test by comparison, soft cut-over, trivial fallback</text:p>
              </text:list-item>
              <text:list-item>
                <text:p>Use middleware: __future__, six, future</text:p>
              </text:list-item>
              <text:list-item>
                <text:p>Publish non business critical code that might be of common use as open source→ tests in the wild</text:p>
              </text:list-item>
              <text:list-item>
                <text:p>Use interns and school projects → meaningful work for them, fewer resources for company</text:p>
              </text:list-item>
              <text:list-item>
                <text:p>Work in the backgrou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to be careful ab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working with Ops on deployment concepts (at least weeks before initial migration)</text:p>
              </text:list-item>
              <text:list-item>
                <text:p>Unicode; went pretty well for us because the code was already clean due regular encoding issues in externally provided source data</text:p>
              </text:list-item>
              <text:list-item>
                <text:p>Difficult migration:</text:p>
                <text:list>
                  <text:list-item>
                    <text:p>csv reading/writing (but much faster now)</text:p>
                  </text:list-item>
                  <text:list-item>
                    <text:p>optparse → argparse</text:p>
                  </text:list-item>
                  <text:list-item>
                    <text:p>Forget urllib, use requests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reas to look i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ybe more tool usage?</text:p>
              </text:list-item>
              <text:list-item>
                <text:p>Maybe have a working test suite? </text:p>
              </text:list-item>
              <text:list-item>
                <text:p>Pymodernize → seems to have matured considerab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item>
                <text:p>Migrating to Python 3 went smooth</text:p>
              </text:list-item>
              <text:list-item>
                <text:p>Deliberately long duration but few resources</text:p>
              </text:list-item>
              <text:list-item>
                <text:p>Key factors: single code, open source, in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4T04:14:13.408128136</meta:creation-date>
    <meta:generator>LibreOffice/5.1.4.2$Linux_X86_64 LibreOffice_project/10m0$Build-2</meta:generator>
    <dc:date>2016-10-04T08:27:48.296100913</dc:date>
    <meta:editing-duration>PT2H46M10S</meta:editing-duration>
    <meta:editing-cycles>57</meta:editing-cycles>
    <meta:document-statistic meta:object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66cm" svg:height="13.209cm" xlink:href="." xlink:type="simple" chart:class="chart:bar" chart:style-name="ch1">
        <chart:title svg:x="9.044cm" svg:y="0.4cm" chart:style-name="ch2">
          <text:p>Änderungen am Quellcode</text:p>
        </chart:title>
        <chart:legend chart:legend-position="bottom" svg:x="10.031cm" svg:y="12.426cm" style:legend-expansion="wide" chart:style-name="ch3"/>
        <chart:plot-area chart:style-name="ch4" chart:data-source-has-labels="both" svg:x="1.48cm" svg:y="1.443cm" svg:width="21.517cm" svg:height="10.719cm">
          <chartooo:coordinate-region svg:x="2.287cm" svg:y="1.642cm" svg:width="20.551cm" svg:height="9.475cm"/>
          <chart:axis chart:dimension="x" chart:name="primary-x" chart:style-name="ch5" chartooo:axis-type="auto">
            <chartooo:date-scale/>
            <chart:categories table:cell-range-address="local-table.$A$2:.$A$24"/>
          </chart:axis>
          <chart:axis chart:dimension="y" chart:name="primary-y" chart:style-name="ch6">
            <chart:title svg:x="0.451cm" svg:y="8.579cm" chart:style-name="ch7">
              <text:p>Anzahl der Änderungen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änderte Dateien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95cm" svg:height="13.438cm" xlink:href="." xlink:type="simple" chart:class="chart:bar" chart:style-name="ch1">
        <chart:title svg:x="9.84cm" svg:y="0.404cm" chart:style-name="ch2">
          <text:p>Personeller Aufwand</text:p>
        </chart:title>
        <chart:legend chart:legend-position="bottom" svg:x="6.544cm" svg:y="12.655cm" style:legend-expansion="wide" chart:style-name="ch3"/>
        <chart:plot-area chart:style-name="ch4" chart:data-source-has-labels="both" svg:x="1.488cm" svg:y="1.451cm" svg:width="21.93cm" svg:height="10.936cm">
          <chartooo:coordinate-region svg:x="1.924cm" svg:y="1.65cm" svg:width="21.282cm" svg:height="9.692cm"/>
          <chart:axis chart:dimension="x" chart:name="primary-x" chart:style-name="ch5" chartooo:axis-type="auto">
            <chartooo:date-scale/>
            <chart:categories table:cell-range-address="local-table.$A$2:.$A$28"/>
          </chart:axis>
          <chart:axis chart:dimension="y" chart:name="primary-y" chart:style-name="ch6">
            <chart:title svg:x="0.451cm" svg:y="8.934cm" chart:style-name="ch7">
              <text:p>Aufwand in Personentagen</text:p>
            </chart:title>
            <chart:grid chart:style-name="ch8" chart:class="major"/>
          </chart:axis>
          <chart:series chart:style-name="ch9" chart:values-cell-range-address="local-table.$B$2:.$B$28" chart:label-cell-address="local-table.$B$1" chart:class="chart:bar">
            <chart:data-point chart:repeated="27"/>
          </chart:series>
          <chart:series chart:style-name="ch10" chart:values-cell-range-address="local-table.$C$2:.$C$28" chart:label-cell-address="local-table.$C$1" chart:class="chart:bar">
            <chart:data-point chart:repeated="27"/>
          </chart:series>
          <chart:series chart:style-name="ch11" chart:values-cell-range-address="local-table.$D$2:.$D$28" chart:label-cell-address="local-table.$D$1" chart:class="chart:bar">
            <chart:data-point chart:repeated="27"/>
          </chart:series>
          <chart:series chart:style-name="ch12" chart:values-cell-range-address="local-table.$E$2:.$E$28" chart:label-cell-address="local-table.$E$1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wicklung</text:p>
              </table:table-cell>
              <table:table-cell office:value-type="string">
                <text:p>Praktikanten</text:p>
              </table:table-cell>
              <table:table-cell office:value-type="string">
                <text:p>Operations</text:p>
              </table:table-cell>
              <table:table-cell office:value-type="string">
                <text:p>Produktmanagement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0.0865800865800866">
                <text:p>0.0865800865800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0.0649350649350649">
                <text:p>0.064935064935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0.194805194805195">
                <text:p>0.194805194805195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0.551948051948052">
                <text:p>0.551948051948052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0.151515151515152">
                <text:p>0.151515151515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0.91991341991342">
                <text:p>0.9199134199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.21212121212121">
                <text:p>1.21212121212121</text:p>
              </table:table-cell>
              <table:table-cell office:value-type="float" office:value="5.38961038961039">
                <text:p>5.3896103896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0.183982683982684">
                <text:p>0.18398268398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0.963203463203463">
                <text:p>0.96320346320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0.205627705627706">
                <text:p>0.20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0.205627705627706">
                <text:p>0.20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0.216450216450216">
                <text:p>0.21645021645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0.162337662337662">
                <text:p>0.16233766233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6.55627705627706">
                <text:p>6.55627705627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5.29004329004329">
                <text:p>5.2900432900432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6.35281385281385">
                <text:p>6.3528138528138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5.92424242424242">
                <text:p>5.9242424242424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3.26839826839827">
                <text:p>3.26839826839827</text:p>
              </table:table-cell>
              <table:table-cell office:value-type="float" office:value="0.974025974025974">
                <text:p>0.97402597402597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.08441558441558">
                <text:p>1.08441558441558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0.4004329004329">
                <text:p>0.4004329004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51cm" svg:height="14.2cm" xlink:href="." xlink:type="simple" chart:class="chart:line" chart:style-name="ch1">
        <chart:title svg:x="9.79cm" svg:y="0.42cm" chart:style-name="ch2">
          <text:p>Physische Zeilen Quellcode</text:p>
        </chart:title>
        <chart:legend chart:legend-position="end" svg:x="21.764cm" svg:y="6.054cm" style:legend-expansion="high" chart:style-name="ch3"/>
        <chart:plot-area chart:style-name="ch4" chart:data-source-has-labels="both" svg:x="1.516cm" svg:y="1.483cm" svg:width="19.743cm" svg:height="12.433cm">
          <chartooo:coordinate-region svg:x="2.508cm" svg:y="1.483cm" svg:width="18.426cm" svg:height="10.843cm"/>
          <chart:axis chart:dimension="x" chart:name="primary-x" chart:style-name="ch5" chartooo:axis-type="auto">
            <chartooo:date-scale/>
            <chart:categories table:cell-range-address="local-table.$A$2:.$A$28"/>
          </chart:axis>
          <chart:axis chart:dimension="y" chart:name="primary-y" chart:style-name="ch5">
            <chart:title svg:x="0.451cm" svg:y="8.748cm" chart:style-name="ch6">
              <text:p>Anzahl Zeilen</text:p>
            </chart:title>
            <chart:grid chart:style-name="ch7" chart:class="major"/>
          </chart:axis>
          <chart:series chart:style-name="ch8" chart:values-cell-range-address="local-table.$B$2:.$B$28" chart:label-cell-address="local-table.$B$1" chart:class="chart:line">
            <chart:data-point chart:repeated="27"/>
          </chart:series>
          <chart:series chart:style-name="ch9" chart:values-cell-range-address="local-table.$C$2:.$C$28" chart:label-cell-address="local-table.$C$1" chart:class="chart:line">
            <chart:data-point chart:repeated="27"/>
          </chart:series>
          <chart:series chart:style-name="ch10" chart:values-cell-range-address="local-table.$D$2:.$D$28" chart:label-cell-address="local-table.$D$1" chart:class="chart:line">
            <chart:data-point chart:repeated="27"/>
          </chart:series>
          <chart:series chart:style-name="ch11" chart:values-cell-range-address="local-table.$E$2:.$E$28" chart:label-cell-address="local-table.$E$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wendungen</text:p>
              </table:table-cell>
              <table:table-cell office:value-type="string">
                <text:p>Werkzeuge</text:p>
              </table:table-cell>
              <table:table-cell office:value-type="string">
                <text:p>Bibliothek</text:p>
              </table:table-cell>
              <table:table-cell office:value-type="string">
                <text:p>Tests</text:p>
              </table:table-cell>
            </table:table-row>
          </table:table-header-rows>
          <table:table-rows>
            <table:table-row>
              <table:table-cell office:value-type="string">
                <text:p>2014-07</text:p>
              </table:table-cell>
              <table:table-cell office:value-type="float" office:value="16899">
                <text:p>16899</text:p>
              </table:table-cell>
              <table:table-cell office:value-type="float" office:value="7743">
                <text:p>7743</text:p>
              </table:table-cell>
              <table:table-cell office:value-type="float" office:value="3922">
                <text:p>3922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2014-08</text:p>
              </table:table-cell>
              <table:table-cell office:value-type="float" office:value="16926">
                <text:p>16926</text:p>
              </table:table-cell>
              <table:table-cell office:value-type="float" office:value="8275">
                <text:p>8275</text:p>
              </table:table-cell>
              <table:table-cell office:value-type="float" office:value="3974">
                <text:p>397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014-09</text:p>
              </table:table-cell>
              <table:table-cell office:value-type="float" office:value="16919">
                <text:p>16919</text:p>
              </table:table-cell>
              <table:table-cell office:value-type="float" office:value="8521">
                <text:p>8521</text:p>
              </table:table-cell>
              <table:table-cell office:value-type="float" office:value="3989">
                <text:p>3989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17078">
                <text:p>17078</text:p>
              </table:table-cell>
              <table:table-cell office:value-type="float" office:value="8761">
                <text:p>8761</text:p>
              </table:table-cell>
              <table:table-cell office:value-type="float" office:value="4125">
                <text:p>412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7245">
                <text:p>17245</text:p>
              </table:table-cell>
              <table:table-cell office:value-type="float" office:value="9082">
                <text:p>9082</text:p>
              </table:table-cell>
              <table:table-cell office:value-type="float" office:value="4137">
                <text:p>4137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2014-12</text:p>
              </table:table-cell>
              <table:table-cell office:value-type="float" office:value="17345">
                <text:p>17345</text:p>
              </table:table-cell>
              <table:table-cell office:value-type="float" office:value="9337">
                <text:p>9337</text:p>
              </table:table-cell>
              <table:table-cell office:value-type="float" office:value="4146">
                <text:p>4146</text:p>
              </table:table-cell>
              <table:table-cell office:value-type="float" office:value="3705">
                <text:p>3705</text:p>
              </table:table-cell>
            </table:table-row>
            <table:table-row>
              <table:table-cell office:value-type="string">
                <text:p>2015-01</text:p>
              </table:table-cell>
              <table:table-cell office:value-type="float" office:value="17547">
                <text:p>17547</text:p>
              </table:table-cell>
              <table:table-cell office:value-type="float" office:value="9489">
                <text:p>9489</text:p>
              </table:table-cell>
              <table:table-cell office:value-type="float" office:value="4175">
                <text:p>4175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2015-02</text:p>
              </table:table-cell>
              <table:table-cell office:value-type="float" office:value="18022">
                <text:p>18022</text:p>
              </table:table-cell>
              <table:table-cell office:value-type="float" office:value="10082">
                <text:p>10082</text:p>
              </table:table-cell>
              <table:table-cell office:value-type="float" office:value="4175">
                <text:p>4175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015-03</text:p>
              </table:table-cell>
              <table:table-cell office:value-type="float" office:value="18530">
                <text:p>18530</text:p>
              </table:table-cell>
              <table:table-cell office:value-type="float" office:value="10192">
                <text:p>10192</text:p>
              </table:table-cell>
              <table:table-cell office:value-type="float" office:value="4203">
                <text:p>4203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2015-04</text:p>
              </table:table-cell>
              <table:table-cell office:value-type="float" office:value="18111">
                <text:p>18111</text:p>
              </table:table-cell>
              <table:table-cell office:value-type="float" office:value="10994">
                <text:p>10994</text:p>
              </table:table-cell>
              <table:table-cell office:value-type="float" office:value="4237">
                <text:p>4237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2015-05</text:p>
              </table:table-cell>
              <table:table-cell office:value-type="float" office:value="18102">
                <text:p>18102</text:p>
              </table:table-cell>
              <table:table-cell office:value-type="float" office:value="10964">
                <text:p>10964</text:p>
              </table:table-cell>
              <table:table-cell office:value-type="float" office:value="4266">
                <text:p>4266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015-06</text:p>
              </table:table-cell>
              <table:table-cell office:value-type="float" office:value="18353">
                <text:p>18353</text:p>
              </table:table-cell>
              <table:table-cell office:value-type="float" office:value="11082">
                <text:p>11082</text:p>
              </table:table-cell>
              <table:table-cell office:value-type="float" office:value="4383">
                <text:p>438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2015-07</text:p>
              </table:table-cell>
              <table:table-cell office:value-type="float" office:value="18376">
                <text:p>18376</text:p>
              </table:table-cell>
              <table:table-cell office:value-type="float" office:value="11127">
                <text:p>11127</text:p>
              </table:table-cell>
              <table:table-cell office:value-type="float" office:value="4437">
                <text:p>4437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2015-08</text:p>
              </table:table-cell>
              <table:table-cell office:value-type="float" office:value="18189">
                <text:p>18189</text:p>
              </table:table-cell>
              <table:table-cell office:value-type="float" office:value="11237">
                <text:p>11237</text:p>
              </table:table-cell>
              <table:table-cell office:value-type="float" office:value="4464">
                <text:p>4464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015-09</text:p>
              </table:table-cell>
              <table:table-cell office:value-type="float" office:value="18198">
                <text:p>18198</text:p>
              </table:table-cell>
              <table:table-cell office:value-type="float" office:value="11330">
                <text:p>11330</text:p>
              </table:table-cell>
              <table:table-cell office:value-type="float" office:value="4661">
                <text:p>4661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18288">
                <text:p>18288</text:p>
              </table:table-cell>
              <table:table-cell office:value-type="float" office:value="11801">
                <text:p>11801</text:p>
              </table:table-cell>
              <table:table-cell office:value-type="float" office:value="4979">
                <text:p>4979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8311">
                <text:p>18311</text:p>
              </table:table-cell>
              <table:table-cell office:value-type="float" office:value="12203">
                <text:p>12203</text:p>
              </table:table-cell>
              <table:table-cell office:value-type="float" office:value="5007">
                <text:p>500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015-12</text:p>
              </table:table-cell>
              <table:table-cell office:value-type="float" office:value="18316">
                <text:p>18316</text:p>
              </table:table-cell>
              <table:table-cell office:value-type="float" office:value="12234">
                <text:p>12234</text:p>
              </table:table-cell>
              <table:table-cell office:value-type="float" office:value="5337">
                <text:p>5337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2016-01</text:p>
              </table:table-cell>
              <table:table-cell office:value-type="float" office:value="18581">
                <text:p>18581</text:p>
              </table:table-cell>
              <table:table-cell office:value-type="float" office:value="12506">
                <text:p>12506</text:p>
              </table:table-cell>
              <table:table-cell office:value-type="float" office:value="5494">
                <text:p>5494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string">
                <text:p>2016-02</text:p>
              </table:table-cell>
              <table:table-cell office:value-type="float" office:value="18578">
                <text:p>18578</text:p>
              </table:table-cell>
              <table:table-cell office:value-type="float" office:value="12512">
                <text:p>12512</text:p>
              </table:table-cell>
              <table:table-cell office:value-type="float" office:value="5573">
                <text:p>5573</text:p>
              </table:table-cell>
              <table:table-cell office:value-type="float" office:value="4482">
                <text:p>4482</text:p>
              </table:table-cell>
            </table:table-row>
            <table:table-row>
              <table:table-cell office:value-type="string">
                <text:p>2016-03</text:p>
              </table:table-cell>
              <table:table-cell office:value-type="float" office:value="15777">
                <text:p>15777</text:p>
              </table:table-cell>
              <table:table-cell office:value-type="float" office:value="12433">
                <text:p>12433</text:p>
              </table:table-cell>
              <table:table-cell office:value-type="float" office:value="5601">
                <text:p>5601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016-04</text:p>
              </table:table-cell>
              <table:table-cell office:value-type="float" office:value="15617">
                <text:p>15617</text:p>
              </table:table-cell>
              <table:table-cell office:value-type="float" office:value="12348">
                <text:p>12348</text:p>
              </table:table-cell>
              <table:table-cell office:value-type="float" office:value="5546">
                <text:p>5546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2016-05</text:p>
              </table:table-cell>
              <table:table-cell office:value-type="float" office:value="15734">
                <text:p>15734</text:p>
              </table:table-cell>
              <table:table-cell office:value-type="float" office:value="12379">
                <text:p>12379</text:p>
              </table:table-cell>
              <table:table-cell office:value-type="float" office:value="5492">
                <text:p>5492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5801">
                <text:p>15801</text:p>
              </table:table-cell>
              <table:table-cell office:value-type="float" office:value="12490">
                <text:p>12490</text:p>
              </table:table-cell>
              <table:table-cell office:value-type="float" office:value="5462">
                <text:p>5462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15480">
                <text:p>15480</text:p>
              </table:table-cell>
              <table:table-cell office:value-type="float" office:value="12306">
                <text:p>12306</text:p>
              </table:table-cell>
              <table:table-cell office:value-type="float" office:value="5186">
                <text:p>5186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15491">
                <text:p>15491</text:p>
              </table:table-cell>
              <table:table-cell office:value-type="float" office:value="12334">
                <text:p>12334</text:p>
              </table:table-cell>
              <table:table-cell office:value-type="float" office:value="5182">
                <text:p>5182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5526">
                <text:p>15526</text:p>
              </table:table-cell>
              <table:table-cell office:value-type="float" office:value="12389">
                <text:p>12389</text:p>
              </table:table-cell>
              <table:table-cell office:value-type="float" office:value="5182">
                <text:p>5182</text:p>
              </table:table-cell>
              <table:table-cell office:value-type="float" office:value="4504">
                <text:p>4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